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102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1.7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8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346in"/>
    </style:style>
    <style:style style:name="co11" style:family="table-column">
      <style:table-column-properties fo:break-before="auto" style:column-width="0.8945in"/>
    </style:style>
    <style:style style:name="co12" style:family="table-column">
      <style:table-column-properties fo:break-before="auto" style:column-width="0.7075in"/>
    </style:style>
    <style:style style:name="co13" style:family="table-column">
      <style:table-column-properties fo:break-before="auto" style:column-width="1.6173in"/>
    </style:style>
    <style:style style:name="co14" style:family="table-column">
      <style:table-column-properties fo:break-before="auto" style:column-width="1.8043in"/>
    </style:style>
    <style:style style:name="co15" style:family="table-column">
      <style:table-column-properties fo:break-before="auto" style:column-width="1.492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8193in"/>
    </style:style>
    <style:style style:name="co19" style:family="table-column">
      <style:table-column-properties fo:break-before="auto" style:column-width="2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TP-01_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P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12,R13,R14,R15,R2,R3,R4,R5,R6</text:p>
          </table:table-cell>
          <table:table-cell office:value-type="string" calcext:value-type="string">
            <text:p>SM0805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0,R11,R16,R7,R8,R9</text:p>
          </table:table-cell>
          <table:table-cell office:value-type="string" calcext:value-type="string">
            <text:p>SM0805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Q1,Q2,Q3,Q4,Q5,Q6,Q7</text:p>
          </table:table-cell>
          <table:table-cell office:value-type="string" calcext:value-type="string">
            <text:p>SOT23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,D2,D3,D4,D5</text:p>
          </table:table-cell>
          <table:table-cell office:value-type="string" calcext:value-type="string">
            <text:p>SM0805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-5MM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_PUSH_OMRON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-PB-6MM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SM0805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SM0805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QFP32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0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-HC49UP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IN_ARRAY_3X1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TG1,MTG2,MTG3,MTG4</text:p>
          </table:table-cell>
          <table:table-cell office:value-type="string" calcext:value-type="string">
            <text:p>MTG-4-40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3X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3x2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IN_ARRAY_2X1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1</text:p>
          </table:table-cell>
          <table:table-cell office:value-type="string" calcext:value-type="string">
            <text:p>PIEZO_12MM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J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OP10-0.5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73833-AMI/U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73833-AMI/U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JW-471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JW-471E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2C_CA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SOT23_LED2C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ML-LX15IGC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96-SML-LX15IGC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2K20JNEB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2K20JN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-1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-J1VG103J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RT-J1VG103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_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-2-SMT</text:p>
          </table:table-cell>
          <table:table-cell office:value-type="string" calcext:value-type="string">
            <text:p>JST Sales America Inc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55-1749-1-N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6,C8</text:p>
          </table:table-cell>
          <table:table-cell office:value-type="string" calcext:value-type="string">
            <text:p>SM1210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V475MXJTW1B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-VJ1206V475MXJT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M00FKE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-1.0M-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-3M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3015-100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RN3015-100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K00JNE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J-1K-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805Y681JXXCW1B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-VJ0805Y681JXXC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MBR0520LT1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E3091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2ATTE3091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620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s/>LMR62014XMFE/NOPB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R62014XMFENOPB </text:p>
          </table:table-cell>
        </table:table-row>
      </table:table>
      <table:table table:name="Charg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73833-AMI/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JW-471E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2C_CA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Lumex</text:p>
          </table:table-cell>
          <table:table-cell office:value-type="string" calcext:value-type="string">
            <text:p>SML-LX15IGC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2K20JN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-1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-J1VG103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_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 Sales America Inc</text:p>
          </table:table-cell>
          <table:table-cell office:value-type="string" calcext:value-type="string">
            <text:p>S2B-PH-SM4-TB(LF)(SN)</text:p>
          </table:table-cell>
        </table:table-row>
      </table:table>
      <table:table table:name="PwrSply" table:style-name="ta1"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6,C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V475MXJTW1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M00FK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3015-100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K00JN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805Y681JXXCW1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E3091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620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-R6,R12-R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7-R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Q1-Q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D1-D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_PUSH_OMRON</text:p>
          </table:table-cell>
          <table:table-cell office:value-type="string" calcext:value-type="string">
            <text:p>SW1,SW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,C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C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U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U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3X2</text:p>
          </table:table-cell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1</text:p>
          </table:table-cell>
          <table:table-cell table:number-columns-repeated="2"/>
        </table:table-row>
      </table:table>
      <table:table table:name="CPU" table:style-name="ta1">
        <table:table-column table:style-name="co10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12,R13,R14,R15,R2,R3,R4,R5,R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0,R11,R16,R7,R8,R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Q1,Q2,Q3,Q4,Q5,Q6,Q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,D2,D3,D4,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_PUSH_OMRON</text:p>
          </table:table-cell>
          <table:table-cell office:value-type="string" calcext:value-type="string">
            <text:p>SW1,SW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,C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C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0MHz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TG1,MTG2,MTG3,MTG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3X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12-19T12:30:19.619000000</meta:print-date>
    <dc:date>2014-12-19T19:41:04.633000000</dc:date>
    <meta:editing-duration>PT7H12M38S</meta:editing-duration>
    <meta:editing-cycles>2</meta:editing-cycles>
    <meta:generator>LibreOffice/4.3.2.2$Windows_x86 LibreOffice_project/edfb5295ba211bd31ad47d0bad0118690f76407d</meta:generator>
    <meta:document-statistic meta:table-count="4" meta:cell-count="428" meta:object-count="0"/>
  </office:meta>
</office:document-meta>
</file>